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800000" style:font-name="Verdana1" fo:font-size="14pt" style:text-underline-style="solid" style:text-underline-width="auto" style:text-underline-color="font-color" fo:font-weight="bold"/>
    </style:style>
    <style:style style:name="T4" style:family="text">
      <style:text-properties fo:color="#800000" style:font-name="Verdana1"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atballs in Sour Cream Gravy</text:p>
      <text:p text:style-name="Standard"/>
      <text:p text:style-name="Standard">Meatballs</text:p>
      <text:p text:style-name="Standard">2 lbs. hamburger</text:p>
      <text:p text:style-name="Standard">1 cup bread whole wheat bread cubes</text:p>
      <text:p text:style-name="Standard">½ t. season salt</text:p>
      <text:p text:style-name="Standard">salt and pepper, to taste</text:p>
      <text:p text:style-name="Standard">1 t minced garlic</text:p>
      <text:p text:style-name="Standard">1/2 c. milk</text:p>
      <text:p text:style-name="Standard">1 egg</text:p>
      <text:p text:style-name="Standard">½ small onion, chopped </text:p>
      <text:p text:style-name="Standard"/>
      <text:p text:style-name="Standard">Sour Cream Gravy</text:p>
      <text:p text:style-name="Standard">4T butter</text:p>
      <text:p text:style-name="Standard">4T whole wheat pastry flour</text:p>
      <text:p text:style-name="Standard">1 cup milk</text:p>
      <text:p text:style-name="Standard">1 cup water</text:p>
      <text:p text:style-name="Standard">2 beef or chicken bullion cubes</text:p>
      <text:p text:style-name="Standard">½ c sour cream</text:p>
      <text:p text:style-name="Standard"/>
      <text:p text:style-name="Standard">First prepare meatballs. In a large mixing bowl combine hamburger, bread cubes, seasoning, garlic, milk and egg and chopped onion. Form this mixture into about 32 walnut sized meatballs. Put them on a cookie sheet with sides or a baking pan and bake at 350 for about 20 minutes.</text:p>
      <text:p text:style-name="Standard"/>
      <text:p text:style-name="Standard">While the meatballs are cooking make the sour cream gravy. In a large frying pan melt butter. Add flour and stir until smooth. Ad milk, water and bullion cubes. Bring to a boil and stir until thick. Remove from heat. Add sour cream and stir until well mixed. When meatballs have finished cooking add them to the gravy and heat over very low heat to warm everything up. Serve over hot cooked rice or past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33:14.87</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9" meta:word-count="188" meta:character-count="986"/>
  </office:meta>
</office:document-meta>
</file>